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925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611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4965in"/>
    </style:style>
    <style:style style:name="co8" style:family="table-column">
      <style:table-column-properties fo:break-before="auto" style:column-width="0.571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file" table:style-name="ta1">
        <table:shapes>
          <draw:frame draw:z-index="0" draw:style-name="gr1" draw:text-style-name="P1" svg:width="4.8343in" svg:height="2.7193in" svg:x="11.3504in" svg:y="1.3492in">
            <draw:object draw:notify-on-update-of-ranges="output_file.S3:output_file.S6 output_file.T2:output_file.T2 output_file.T3:output_file.T6 output_file.U2:output_file.U2 output_file.U3:output_file.U6 output_file.V2:output_file.V2 output_file.V3:output_file.V6 output_file.W2:output_file.W2 output_file.W3:output_file.W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.8343in" svg:height="2.7193in" svg:x="11.2646in" svg:y="6.2224in">
            <draw:object draw:notify-on-update-of-ranges="output_file.S30:output_file.S33 output_file.T29:output_file.T29 output_file.T30:output_file.T33 output_file.U29:output_file.U29 output_file.U30:output_file.U33 output_file.V29:output_file.V29 output_file.V30:output_file.V33 output_file.W29:output_file.W29 output_file.W30:output_file.W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6" table:default-cell-style-name="Default"/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1097398" calcext:value-type="float">
            <text:p>1097398</text:p>
          </table:table-cell>
          <table:table-cell office:value-type="float" office:value="20867638" calcext:value-type="float">
            <text:p>20867638</text:p>
          </table:table-cell>
          <table:table-cell table:formula="of:=([.D1]/([.D1]+[.E1]))*100" office:value-type="float" office:value="4.99611291326816" calcext:value-type="float">
            <text:p>4.9961129132681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97398" calcext:value-type="float">
            <text:p>1097398</text:p>
          </table:table-cell>
          <table:table-cell office:value-type="float" office:value="25237" calcext:value-type="float">
            <text:p>2523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779184" calcext:value-type="float">
            <text:p>8779184</text:p>
          </table:table-cell>
          <table:table-cell office:value-type="float" office:value="403792" calcext:value-type="float">
            <text:p>403792</text:p>
          </table:table-cell>
          <table:table-cell office:value-type="float" office:value="9182976" calcext:value-type="float">
            <text:p>91829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1078270" calcext:value-type="float">
            <text:p>1078270</text:p>
          </table:table-cell>
          <table:table-cell office:value-type="float" office:value="20886766" calcext:value-type="float">
            <text:p>20886766</text:p>
          </table:table-cell>
          <table:table-cell table:formula="of:=([.D2]/([.D2]+[.E2]))*100" office:value-type="float" office:value="4.9090290587277" calcext:value-type="float">
            <text:p>4.909029058727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78270" calcext:value-type="float">
            <text:p>1078270</text:p>
          </table:table-cell>
          <table:table-cell office:value-type="float" office:value="16637" calcext:value-type="float">
            <text:p>16637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626160" calcext:value-type="float">
            <text:p>8626160</text:p>
          </table:table-cell>
          <table:table-cell office:value-type="float" office:value="266192" calcext:value-type="float">
            <text:p>266192</text:p>
          </table:table-cell>
          <table:table-cell office:value-type="float" office:value="8892352" calcext:value-type="float">
            <text:p>8892352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1068943" calcext:value-type="float">
            <text:p>1068943</text:p>
          </table:table-cell>
          <table:table-cell office:value-type="float" office:value="20896093" calcext:value-type="float">
            <text:p>20896093</text:p>
          </table:table-cell>
          <table:table-cell table:formula="of:=([.D3]/([.D3]+[.E3]))*100" office:value-type="float" office:value="4.8665661189902" calcext:value-type="float">
            <text:p>4.8665661189902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68943" calcext:value-type="float">
            <text:p>1068943</text:p>
          </table:table-cell>
          <table:table-cell office:value-type="float" office:value="12439" calcext:value-type="float">
            <text:p>12439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551544" calcext:value-type="float">
            <text:p>8551544</text:p>
          </table:table-cell>
          <table:table-cell office:value-type="float" office:value="199024" calcext:value-type="float">
            <text:p>199024</text:p>
          </table:table-cell>
          <table:table-cell office:value-type="float" office:value="8750568" calcext:value-type="float">
            <text:p>8750568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2" office:value-type="float" office:value="4.996112913" calcext:value-type="float">
            <text:p>4.996112913</text:p>
          </table:table-cell>
          <table:table-cell table:style-name="ce2" office:value-type="float" office:value="4.780961889" calcext:value-type="float">
            <text:p>4.780961889</text:p>
          </table:table-cell>
          <table:table-cell table:style-name="ce2" office:value-type="float" office:value="4.742050047" calcext:value-type="float">
            <text:p>4.742050047</text:p>
          </table:table-cell>
          <table:table-cell table:style-name="ce2" office:value-type="float" office:value="4.72384384" calcext:value-type="float">
            <text:p>4.72384384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1065025" calcext:value-type="float">
            <text:p>1065025</text:p>
          </table:table-cell>
          <table:table-cell office:value-type="float" office:value="20900011" calcext:value-type="float">
            <text:p>20900011</text:p>
          </table:table-cell>
          <table:table-cell table:formula="of:=([.D4]/([.D4]+[.E4]))*100" office:value-type="float" office:value="4.84872867952504" calcext:value-type="float">
            <text:p>4.8487286795250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65025" calcext:value-type="float">
            <text:p>1065025</text:p>
          </table:table-cell>
          <table:table-cell office:value-type="float" office:value="10400" calcext:value-type="float">
            <text:p>10400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520200" calcext:value-type="float">
            <text:p>8520200</text:p>
          </table:table-cell>
          <table:table-cell office:value-type="float" office:value="166400" calcext:value-type="float">
            <text:p>166400</text:p>
          </table:table-cell>
          <table:table-cell office:value-type="float" office:value="8686600" calcext:value-type="float">
            <text:p>8686600</text:p>
          </table:table-cell>
          <table:table-cell/>
          <table:table-cell office:value-type="float" office:value="1024" calcext:value-type="float">
            <text:p>1024</text:p>
          </table:table-cell>
          <table:table-cell table:style-name="ce2" office:value-type="float" office:value="4.909029059" calcext:value-type="float">
            <text:p>4.909029059</text:p>
          </table:table-cell>
          <table:table-cell table:style-name="ce2" office:value-type="float" office:value="4.791264626" calcext:value-type="float">
            <text:p>4.791264626</text:p>
          </table:table-cell>
          <table:table-cell table:style-name="ce2" office:value-type="float" office:value="4.766010855" calcext:value-type="float">
            <text:p>4.766010855</text:p>
          </table:table-cell>
          <table:table-cell table:style-name="ce2" office:value-type="float" office:value="4.749370773" calcext:value-type="float">
            <text:p>4.749370773</text:p>
          </table:table-cell>
        </table:table-row>
        <table:table-row table:style-name="ro1">
          <table:table-cell table:number-columns-repeated="18"/>
          <table:table-cell office:value-type="float" office:value="2048" calcext:value-type="float">
            <text:p>2048</text:p>
          </table:table-cell>
          <table:table-cell table:style-name="ce2" office:value-type="float" office:value="4.866566119" calcext:value-type="float">
            <text:p>4.866566119</text:p>
          </table:table-cell>
          <table:table-cell table:style-name="ce2" office:value-type="float" office:value="4.798767459" calcext:value-type="float">
            <text:p>4.798767459</text:p>
          </table:table-cell>
          <table:table-cell table:style-name="ce2" office:value-type="float" office:value="4.770495254" calcext:value-type="float">
            <text:p>4.770495254</text:p>
          </table:table-cell>
          <table:table-cell table:style-name="ce2" office:value-type="float" office:value="0.05051209568" calcext:value-type="float">
            <text:p>0.05051209568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1050140" calcext:value-type="float">
            <text:p>1050140</text:p>
          </table:table-cell>
          <table:table-cell office:value-type="float" office:value="20914896" calcext:value-type="float">
            <text:p>20914896</text:p>
          </table:table-cell>
          <table:table-cell table:formula="of:=([.D6]/([.D6]+[.E6]))*100" office:value-type="float" office:value="4.78096188870348" calcext:value-type="float">
            <text:p>4.7809618887034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50140" calcext:value-type="float">
            <text:p>1050140</text:p>
          </table:table-cell>
          <table:table-cell office:value-type="float" office:value="20622" calcext:value-type="float">
            <text:p>20622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401120" calcext:value-type="float">
            <text:p>8401120</text:p>
          </table:table-cell>
          <table:table-cell office:value-type="float" office:value="329952" calcext:value-type="float">
            <text:p>329952</text:p>
          </table:table-cell>
          <table:table-cell office:value-type="float" office:value="8731072" calcext:value-type="float">
            <text:p>8731072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2" office:value-type="float" office:value="4.84872868" calcext:value-type="float">
            <text:p>4.84872868</text:p>
          </table:table-cell>
          <table:table-cell table:style-name="ce2" office:value-type="float" office:value="4.793609262" calcext:value-type="float">
            <text:p>4.793609262</text:p>
          </table:table-cell>
          <table:table-cell table:style-name="ce2" office:value-type="float" office:value="0.04636914777" calcext:value-type="float">
            <text:p>0.04636914777</text:p>
          </table:table-cell>
          <table:table-cell table:style-name="ce2" office:value-type="float" office:value="0.01088548182" calcext:value-type="float">
            <text:p>0.01088548182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1052403" calcext:value-type="float">
            <text:p>1052403</text:p>
          </table:table-cell>
          <table:table-cell office:value-type="float" office:value="20912633" calcext:value-type="float">
            <text:p>20912633</text:p>
          </table:table-cell>
          <table:table-cell table:formula="of:=([.D7]/([.D7]+[.E7]))*100" office:value-type="float" office:value="4.79126462619957" calcext:value-type="float">
            <text:p>4.7912646261995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52403" calcext:value-type="float">
            <text:p>1052403</text:p>
          </table:table-cell>
          <table:table-cell office:value-type="float" office:value="12349" calcext:value-type="float">
            <text:p>12349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419224" calcext:value-type="float">
            <text:p>8419224</text:p>
          </table:table-cell>
          <table:table-cell office:value-type="float" office:value="197584" calcext:value-type="float">
            <text:p>197584</text:p>
          </table:table-cell>
          <table:table-cell office:value-type="float" office:value="8616808" calcext:value-type="float">
            <text:p>8616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1054051" calcext:value-type="float">
            <text:p>1054051</text:p>
          </table:table-cell>
          <table:table-cell office:value-type="float" office:value="20910985" calcext:value-type="float">
            <text:p>20910985</text:p>
          </table:table-cell>
          <table:table-cell table:formula="of:=([.D8]/([.D8]+[.E8]))*100" office:value-type="float" office:value="4.79876745933856" calcext:value-type="float">
            <text:p>4.79876745933856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54051" calcext:value-type="float">
            <text:p>1054051</text:p>
          </table:table-cell>
          <table:table-cell office:value-type="float" office:value="8316" calcext:value-type="float">
            <text:p>831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432408" calcext:value-type="float">
            <text:p>8432408</text:p>
          </table:table-cell>
          <table:table-cell office:value-type="float" office:value="133056" calcext:value-type="float">
            <text:p>133056</text:p>
          </table:table-cell>
          <table:table-cell office:value-type="float" office:value="8565464" calcext:value-type="float">
            <text:p>85654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1052918" calcext:value-type="float">
            <text:p>1052918</text:p>
          </table:table-cell>
          <table:table-cell office:value-type="float" office:value="20912118" calcext:value-type="float">
            <text:p>20912118</text:p>
          </table:table-cell>
          <table:table-cell table:formula="of:=([.D9]/([.D9]+[.E9]))*100" office:value-type="float" office:value="4.7936092615555" calcext:value-type="float">
            <text:p>4.793609261555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52918" calcext:value-type="float">
            <text:p>1052918</text:p>
          </table:table-cell>
          <table:table-cell office:value-type="float" office:value="4418" calcext:value-type="float">
            <text:p>441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423344" calcext:value-type="float">
            <text:p>8423344</text:p>
          </table:table-cell>
          <table:table-cell office:value-type="float" office:value="70688" calcext:value-type="float">
            <text:p>70688</text:p>
          </table:table-cell>
          <table:table-cell office:value-type="float" office:value="8494032" calcext:value-type="float">
            <text:p>8494032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1041593" calcext:value-type="float">
            <text:p>1041593</text:p>
          </table:table-cell>
          <table:table-cell office:value-type="float" office:value="20923443" calcext:value-type="float">
            <text:p>20923443</text:p>
          </table:table-cell>
          <table:table-cell table:formula="of:=([.D11]/([.D11]+[.E11]))*100" office:value-type="float" office:value="4.74205004717497" calcext:value-type="float">
            <text:p>4.7420500471749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41593" calcext:value-type="float">
            <text:p>1041593</text:p>
          </table:table-cell>
          <table:table-cell office:value-type="float" office:value="18416" calcext:value-type="float">
            <text:p>1841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332744" calcext:value-type="float">
            <text:p>8332744</text:p>
          </table:table-cell>
          <table:table-cell office:value-type="float" office:value="294656" calcext:value-type="float">
            <text:p>294656</text:p>
          </table:table-cell>
          <table:table-cell office:value-type="float" office:value="8627400" calcext:value-type="float">
            <text:p>86274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1046856" calcext:value-type="float">
            <text:p>1046856</text:p>
          </table:table-cell>
          <table:table-cell office:value-type="float" office:value="20918180" calcext:value-type="float">
            <text:p>20918180</text:p>
          </table:table-cell>
          <table:table-cell table:formula="of:=([.D12]/([.D12]+[.E12]))*100" office:value-type="float" office:value="4.76601085470563" calcext:value-type="float">
            <text:p>4.7660108547056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46856" calcext:value-type="float">
            <text:p>1046856</text:p>
          </table:table-cell>
          <table:table-cell office:value-type="float" office:value="10278" calcext:value-type="float">
            <text:p>1027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374848" calcext:value-type="float">
            <text:p>8374848</text:p>
          </table:table-cell>
          <table:table-cell office:value-type="float" office:value="164448" calcext:value-type="float">
            <text:p>164448</text:p>
          </table:table-cell>
          <table:table-cell office:value-type="float" office:value="8539296" calcext:value-type="float">
            <text:p>8539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1047841" calcext:value-type="float">
            <text:p>1047841</text:p>
          </table:table-cell>
          <table:table-cell office:value-type="float" office:value="20917195" calcext:value-type="float">
            <text:p>20917195</text:p>
          </table:table-cell>
          <table:table-cell table:formula="of:=([.D13]/([.D13]+[.E13]))*100" office:value-type="float" office:value="4.77049525436699" calcext:value-type="float">
            <text:p>4.7704952543669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47841" calcext:value-type="float">
            <text:p>1047841</text:p>
          </table:table-cell>
          <table:table-cell office:value-type="float" office:value="4169" calcext:value-type="float">
            <text:p>4169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382728" calcext:value-type="float">
            <text:p>8382728</text:p>
          </table:table-cell>
          <table:table-cell office:value-type="float" office:value="66704" calcext:value-type="float">
            <text:p>66704</text:p>
          </table:table-cell>
          <table:table-cell office:value-type="float" office:value="8449432" calcext:value-type="float">
            <text:p>8449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0185" calcext:value-type="float">
            <text:p>10185</text:p>
          </table:table-cell>
          <table:table-cell office:value-type="float" office:value="21954851" calcext:value-type="float">
            <text:p>21954851</text:p>
          </table:table-cell>
          <table:table-cell table:formula="of:=([.D14]/([.D14]+[.E14]))*100" office:value-type="float" office:value="0.0463691477673881" calcext:value-type="float">
            <text:p>0.04636914776738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185" calcext:value-type="float">
            <text:p>10185</text:p>
          </table:table-cell>
          <table:table-cell office:value-type="float" office:value="866" calcext:value-type="float">
            <text:p>866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1480" calcext:value-type="float">
            <text:p>81480</text:p>
          </table:table-cell>
          <table:table-cell office:value-type="float" office:value="13856" calcext:value-type="float">
            <text:p>13856</text:p>
          </table:table-cell>
          <table:table-cell office:value-type="float" office:value="95336" calcext:value-type="float">
            <text:p>95336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1037594" calcext:value-type="float">
            <text:p>1037594</text:p>
          </table:table-cell>
          <table:table-cell office:value-type="float" office:value="20927442" calcext:value-type="float">
            <text:p>20927442</text:p>
          </table:table-cell>
          <table:table-cell table:formula="of:=([.D16]/([.D16]+[.E16]))*100" office:value-type="float" office:value="4.72384383981888" calcext:value-type="float">
            <text:p>4.7238438398188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37594" calcext:value-type="float">
            <text:p>1037594</text:p>
          </table:table-cell>
          <table:table-cell office:value-type="float" office:value="17358" calcext:value-type="float">
            <text:p>1735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300752" calcext:value-type="float">
            <text:p>8300752</text:p>
          </table:table-cell>
          <table:table-cell office:value-type="float" office:value="277728" calcext:value-type="float">
            <text:p>277728</text:p>
          </table:table-cell>
          <table:table-cell office:value-type="float" office:value="8578480" calcext:value-type="float">
            <text:p>85784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1043201" calcext:value-type="float">
            <text:p>1043201</text:p>
          </table:table-cell>
          <table:table-cell office:value-type="float" office:value="20921835" calcext:value-type="float">
            <text:p>20921835</text:p>
          </table:table-cell>
          <table:table-cell table:formula="of:=([.D17]/([.D17]+[.E17]))*100" office:value-type="float" office:value="4.74937077271351" calcext:value-type="float">
            <text:p>4.7493707727135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043201" calcext:value-type="float">
            <text:p>1043201</text:p>
          </table:table-cell>
          <table:table-cell office:value-type="float" office:value="6938" calcext:value-type="float">
            <text:p>6938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345608" calcext:value-type="float">
            <text:p>8345608</text:p>
          </table:table-cell>
          <table:table-cell office:value-type="float" office:value="111008" calcext:value-type="float">
            <text:p>111008</text:p>
          </table:table-cell>
          <table:table-cell office:value-type="float" office:value="8456616" calcext:value-type="float">
            <text:p>8456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11095" calcext:value-type="float">
            <text:p>11095</text:p>
          </table:table-cell>
          <table:table-cell office:value-type="float" office:value="21953941" calcext:value-type="float">
            <text:p>21953941</text:p>
          </table:table-cell>
          <table:table-cell table:formula="of:=([.D18]/([.D18]+[.E18]))*100" office:value-type="float" office:value="0.0505120956778764" calcext:value-type="float">
            <text:p>0.05051209567787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11095" calcext:value-type="float">
            <text:p>11095</text:p>
          </table:table-cell>
          <table:table-cell office:value-type="float" office:value="263" calcext:value-type="float">
            <text:p>263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88760" calcext:value-type="float">
            <text:p>88760</text:p>
          </table:table-cell>
          <table:table-cell office:value-type="float" office:value="4208" calcext:value-type="float">
            <text:p>4208</text:p>
          </table:table-cell>
          <table:table-cell office:value-type="float" office:value="92968" calcext:value-type="float">
            <text:p>929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b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2391" calcext:value-type="float">
            <text:p>2391</text:p>
          </table:table-cell>
          <table:table-cell office:value-type="float" office:value="21962645" calcext:value-type="float">
            <text:p>21962645</text:p>
          </table:table-cell>
          <table:table-cell table:formula="of:=([.D19]/([.D19]+[.E19]))*100" office:value-type="float" office:value="0.0108854818175577" calcext:value-type="float">
            <text:p>0.01088548181755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2391" calcext:value-type="float">
            <text:p>2391</text:p>
          </table:table-cell>
          <table:table-cell office:value-type="float" office:value="91" calcext:value-type="float">
            <text:p>91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19128" calcext:value-type="float">
            <text:p>19128</text:p>
          </table:table-cell>
          <table:table-cell office:value-type="float" office:value="1456" calcext:value-type="float">
            <text:p>1456</text:p>
          </table:table-cell>
          <table:table-cell office:value-type="float" office:value="20584" calcext:value-type="float">
            <text:p>20584</text:p>
          </table:table-cell>
          <table:table-cell table:number-columns-repeated="6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office:value-type="string" calcext:value-type="string">
            <text:p>wt</text:p>
          </table:table-cell>
          <table:table-cell table:number-columns-repeated="2" office:value-type="float" office:value="512" calcext:value-type="float">
            <text:p>512</text:p>
          </table:table-cell>
          <table:table-cell office:value-type="float" office:value="5738879" calcext:value-type="float">
            <text:p>5738879</text:p>
          </table:table-cell>
          <table:table-cell office:value-type="float" office:value="16226157" calcext:value-type="float">
            <text:p>16226157</text:p>
          </table:table-cell>
          <table:table-cell table:formula="of:=([.D22]/([.D22]+[.E22]))*100" office:value-type="float" office:value="26.127337100654" calcext:value-type="float">
            <text:p>26.127337100654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38879" calcext:value-type="float">
            <text:p>5738879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911032" calcext:value-type="float">
            <text:p>45911032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508232" calcext:value-type="float">
            <text:p>1205082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512" calcext:value-type="float">
            <text:p>512</text:p>
          </table:table-cell>
          <table:table-cell office:value-type="float" office:value="1024" calcext:value-type="float">
            <text:p>1024</text:p>
          </table:table-cell>
          <table:table-cell office:value-type="float" office:value="5728201" calcext:value-type="float">
            <text:p>5728201</text:p>
          </table:table-cell>
          <table:table-cell office:value-type="float" office:value="16236835" calcext:value-type="float">
            <text:p>16236835</text:p>
          </table:table-cell>
          <table:table-cell table:formula="of:=([.D23]/([.D23]+[.E23]))*100" office:value-type="float" office:value="26.0787234767109" calcext:value-type="float">
            <text:p>26.078723476710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28201" calcext:value-type="float">
            <text:p>572820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825608" calcext:value-type="float">
            <text:p>45825608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422808" calcext:value-type="float">
            <text:p>1204228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office:value-type="float" office:value="5722993" calcext:value-type="float">
            <text:p>5722993</text:p>
          </table:table-cell>
          <table:table-cell office:value-type="float" office:value="16242043" calcext:value-type="float">
            <text:p>16242043</text:p>
          </table:table-cell>
          <table:table-cell table:formula="of:=([.D24]/([.D24]+[.E24]))*100" office:value-type="float" office:value="26.0550130671309" calcext:value-type="float">
            <text:p>26.055013067130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22993" calcext:value-type="float">
            <text:p>5722993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783944" calcext:value-type="float">
            <text:p>45783944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381144" calcext:value-type="float">
            <text:p>1203811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5721095" calcext:value-type="float">
            <text:p>5721095</text:p>
          </table:table-cell>
          <table:table-cell office:value-type="float" office:value="16243941" calcext:value-type="float">
            <text:p>16243941</text:p>
          </table:table-cell>
          <table:table-cell table:formula="of:=([.D25]/([.D25]+[.E25]))*100" office:value-type="float" office:value="26.046372061489" calcext:value-type="float">
            <text:p>26.04637206148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21095" calcext:value-type="float">
            <text:p>5721095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768760" calcext:value-type="float">
            <text:p>45768760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365960" calcext:value-type="float">
            <text:p>120365960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024" calcext:value-type="float">
            <text:p>1024</text:p>
          </table:table-cell>
          <table:table-cell office:value-type="float" office:value="512" calcext:value-type="float">
            <text:p>512</text:p>
          </table:table-cell>
          <table:table-cell office:value-type="float" office:value="5694099" calcext:value-type="float">
            <text:p>5694099</text:p>
          </table:table-cell>
          <table:table-cell office:value-type="float" office:value="16270937" calcext:value-type="float">
            <text:p>16270937</text:p>
          </table:table-cell>
          <table:table-cell table:formula="of:=([.D27]/([.D27]+[.E27]))*100" office:value-type="float" office:value="25.9234676419379" calcext:value-type="float">
            <text:p>25.923467641937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694099" calcext:value-type="float">
            <text:p>5694099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552792" calcext:value-type="float">
            <text:p>45552792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149992" calcext:value-type="float">
            <text:p>1201499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704517" calcext:value-type="float">
            <text:p>5704517</text:p>
          </table:table-cell>
          <table:table-cell office:value-type="float" office:value="16260519" calcext:value-type="float">
            <text:p>16260519</text:p>
          </table:table-cell>
          <table:table-cell table:formula="of:=([.D28]/([.D28]+[.E28]))*100" office:value-type="float" office:value="25.9708975664779" calcext:value-type="float">
            <text:p>25.9708975664779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04517" calcext:value-type="float">
            <text:p>5704517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636136" calcext:value-type="float">
            <text:p>45636136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233336" calcext:value-type="float">
            <text:p>1202333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office:value-type="float" office:value="5710171" calcext:value-type="float">
            <text:p>5710171</text:p>
          </table:table-cell>
          <table:table-cell office:value-type="float" office:value="16254865" calcext:value-type="float">
            <text:p>16254865</text:p>
          </table:table-cell>
          <table:table-cell table:formula="of:=([.D29]/([.D29]+[.E29]))*100" office:value-type="float" office:value="25.9966384758031" calcext:value-type="float">
            <text:p>25.996638475803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10171" calcext:value-type="float">
            <text:p>571017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681368" calcext:value-type="float">
            <text:p>45681368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278568" calcext:value-type="float">
            <text:p>120278568</text:p>
          </table:table-cell>
          <table:table-cell table:number-columns-repeated="2"/>
          <table:table-cell office:value-type="string" calcext:value-type="string">
            <text:p>512 Cache</text:p>
          </table:table-cell>
          <table:table-cell office:value-type="string" calcext:value-type="string">
            <text:p>1024 Cache</text:p>
          </table:table-cell>
          <table:table-cell office:value-type="string" calcext:value-type="string">
            <text:p>2048 Cache</text:p>
          </table:table-cell>
          <table:table-cell office:value-type="string" calcext:value-type="string">
            <text:p>4096 Cache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5711698" calcext:value-type="float">
            <text:p>5711698</text:p>
          </table:table-cell>
          <table:table-cell office:value-type="float" office:value="16253338" calcext:value-type="float">
            <text:p>16253338</text:p>
          </table:table-cell>
          <table:table-cell table:formula="of:=([.D30]/([.D30]+[.E30]))*100" office:value-type="float" office:value="26.0035904334507" calcext:value-type="float">
            <text:p>26.003590433450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11698" calcext:value-type="float">
            <text:p>5711698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693584" calcext:value-type="float">
            <text:p>45693584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290784" calcext:value-type="float">
            <text:p>120290784</text:p>
          </table:table-cell>
          <table:table-cell/>
          <table:table-cell office:value-type="float" office:value="512" calcext:value-type="float">
            <text:p>512</text:p>
          </table:table-cell>
          <table:table-cell table:style-name="ce2" office:value-type="float" office:value="26.1273371" calcext:value-type="float">
            <text:p>26.1273371</text:p>
          </table:table-cell>
          <table:table-cell table:style-name="ce2" office:value-type="float" office:value="25.92346764" calcext:value-type="float">
            <text:p>25.92346764</text:p>
          </table:table-cell>
          <table:table-cell table:style-name="ce2" office:value-type="float" office:value="25.88974131" calcext:value-type="float">
            <text:p>25.88974131</text:p>
          </table:table-cell>
          <table:table-cell table:style-name="ce2" office:value-type="float" office:value="25.87396169" calcext:value-type="float">
            <text:p>25.87396169</text:p>
          </table:table-cell>
        </table:table-row>
        <table:table-row table:style-name="ro1">
          <table:table-cell table:number-columns-repeated="17"/>
          <table:table-cell table:style-name="ce1"/>
          <table:table-cell office:value-type="float" office:value="1024" calcext:value-type="float">
            <text:p>1024</text:p>
          </table:table-cell>
          <table:table-cell table:style-name="ce2" office:value-type="float" office:value="26.07872348" calcext:value-type="float">
            <text:p>26.07872348</text:p>
          </table:table-cell>
          <table:table-cell table:style-name="ce2" office:value-type="float" office:value="25.97089757" calcext:value-type="float">
            <text:p>25.97089757</text:p>
          </table:table-cell>
          <table:table-cell table:style-name="ce2" office:value-type="float" office:value="25.95041501" calcext:value-type="float">
            <text:p>25.95041501</text:p>
          </table:table-cell>
          <table:table-cell table:style-name="ce2" office:value-type="float" office:value="25.93737611" calcext:value-type="float">
            <text:p>25.937376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2048" calcext:value-type="float">
            <text:p>2048</text:p>
          </table:table-cell>
          <table:table-cell office:value-type="float" office:value="512" calcext:value-type="float">
            <text:p>512</text:p>
          </table:table-cell>
          <table:table-cell office:value-type="float" office:value="5686691" calcext:value-type="float">
            <text:p>5686691</text:p>
          </table:table-cell>
          <table:table-cell office:value-type="float" office:value="16278345" calcext:value-type="float">
            <text:p>16278345</text:p>
          </table:table-cell>
          <table:table-cell table:formula="of:=([.D32]/([.D32]+[.E32]))*100" office:value-type="float" office:value="25.8897413143325" calcext:value-type="float">
            <text:p>25.889741314332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686691" calcext:value-type="float">
            <text:p>568669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493528" calcext:value-type="float">
            <text:p>45493528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090728" calcext:value-type="float">
            <text:p>120090728</text:p>
          </table:table-cell>
          <table:table-cell/>
          <table:table-cell office:value-type="float" office:value="2048" calcext:value-type="float">
            <text:p>2048</text:p>
          </table:table-cell>
          <table:table-cell table:style-name="ce2" office:value-type="float" office:value="26.05501307" calcext:value-type="float">
            <text:p>26.05501307</text:p>
          </table:table-cell>
          <table:table-cell table:style-name="ce2" office:value-type="float" office:value="25.99663848" calcext:value-type="float">
            <text:p>25.99663848</text:p>
          </table:table-cell>
          <table:table-cell table:style-name="ce2" office:value-type="float" office:value="25.97558228" calcext:value-type="float">
            <text:p>25.97558228</text:p>
          </table:table-cell>
          <table:table-cell table:style-name="ce2" office:value-type="float" office:value="21.27139696" calcext:value-type="float">
            <text:p>21.271396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5700018" calcext:value-type="float">
            <text:p>5700018</text:p>
          </table:table-cell>
          <table:table-cell office:value-type="float" office:value="16265018" calcext:value-type="float">
            <text:p>16265018</text:p>
          </table:table-cell>
          <table:table-cell table:formula="of:=([.D33]/([.D33]+[.E33]))*100" office:value-type="float" office:value="25.9504150141161" calcext:value-type="float">
            <text:p>25.950415014116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00018" calcext:value-type="float">
            <text:p>5700018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600144" calcext:value-type="float">
            <text:p>45600144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197344" calcext:value-type="float">
            <text:p>120197344</text:p>
          </table:table-cell>
          <table:table-cell/>
          <table:table-cell office:value-type="float" office:value="4096" calcext:value-type="float">
            <text:p>4096</text:p>
          </table:table-cell>
          <table:table-cell table:style-name="ce2" office:value-type="float" office:value="26.04637206" calcext:value-type="float">
            <text:p>26.04637206</text:p>
          </table:table-cell>
          <table:table-cell table:style-name="ce2" office:value-type="float" office:value="26.00359043" calcext:value-type="float">
            <text:p>26.00359043</text:p>
          </table:table-cell>
          <table:table-cell table:style-name="ce2" office:value-type="float" office:value="21.27078235" calcext:value-type="float">
            <text:p>21.27078235</text:p>
          </table:table-cell>
          <table:table-cell table:style-name="ce2" office:value-type="float" office:value="21.23678286" calcext:value-type="float">
            <text:p>21.2367828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table:number-columns-repeated="2" office:value-type="float" office:value="2048" calcext:value-type="float">
            <text:p>2048</text:p>
          </table:table-cell>
          <table:table-cell office:value-type="float" office:value="5705546" calcext:value-type="float">
            <text:p>5705546</text:p>
          </table:table-cell>
          <table:table-cell office:value-type="float" office:value="16259490" calcext:value-type="float">
            <text:p>16259490</text:p>
          </table:table-cell>
          <table:table-cell table:formula="of:=([.D34]/([.D34]+[.E34]))*100" office:value-type="float" office:value="25.9755822844998" calcext:value-type="float">
            <text:p>25.9755822844998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705546" calcext:value-type="float">
            <text:p>5705546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644368" calcext:value-type="float">
            <text:p>45644368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241568" calcext:value-type="float">
            <text:p>1202415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4672135" calcext:value-type="float">
            <text:p>4672135</text:p>
          </table:table-cell>
          <table:table-cell office:value-type="float" office:value="17292901" calcext:value-type="float">
            <text:p>17292901</text:p>
          </table:table-cell>
          <table:table-cell table:formula="of:=([.D35]/([.D35]+[.E35]))*100" office:value-type="float" office:value="21.2707823469991" calcext:value-type="float">
            <text:p>21.270782346999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672135" calcext:value-type="float">
            <text:p>4672135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7377080" calcext:value-type="float">
            <text:p>37377080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11974280" calcext:value-type="float">
            <text:p>111974280</text:p>
          </table:table-cell>
          <table:table-cell table:number-columns-repeated="6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4096" calcext:value-type="float">
            <text:p>4096</text:p>
          </table:table-cell>
          <table:table-cell office:value-type="float" office:value="512" calcext:value-type="float">
            <text:p>512</text:p>
          </table:table-cell>
          <table:table-cell office:value-type="float" office:value="5683225" calcext:value-type="float">
            <text:p>5683225</text:p>
          </table:table-cell>
          <table:table-cell office:value-type="float" office:value="16281811" calcext:value-type="float">
            <text:p>16281811</text:p>
          </table:table-cell>
          <table:table-cell table:formula="of:=([.D37]/([.D37]+[.E37]))*100" office:value-type="float" office:value="25.8739616907525" calcext:value-type="float">
            <text:p>25.8739616907525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683225" calcext:value-type="float">
            <text:p>5683225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465800" calcext:value-type="float">
            <text:p>45465800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063000" calcext:value-type="float">
            <text:p>120063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4096" calcext:value-type="float">
            <text:p>4096</text:p>
          </table:table-cell>
          <table:table-cell office:value-type="float" office:value="1024" calcext:value-type="float">
            <text:p>1024</text:p>
          </table:table-cell>
          <table:table-cell office:value-type="float" office:value="5697154" calcext:value-type="float">
            <text:p>5697154</text:p>
          </table:table-cell>
          <table:table-cell office:value-type="float" office:value="16267882" calcext:value-type="float">
            <text:p>16267882</text:p>
          </table:table-cell>
          <table:table-cell table:formula="of:=([.D38]/([.D38]+[.E38]))*100" office:value-type="float" office:value="25.9373761099231" calcext:value-type="float">
            <text:p>25.9373761099231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5697154" calcext:value-type="float">
            <text:p>5697154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45577232" calcext:value-type="float">
            <text:p>45577232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20174432" calcext:value-type="float">
            <text:p>1201744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office:value-type="float" office:value="4672270" calcext:value-type="float">
            <text:p>4672270</text:p>
          </table:table-cell>
          <table:table-cell office:value-type="float" office:value="17292766" calcext:value-type="float">
            <text:p>17292766</text:p>
          </table:table-cell>
          <table:table-cell table:formula="of:=([.D39]/([.D39]+[.E39]))*100" office:value-type="float" office:value="21.2713969601507" calcext:value-type="float">
            <text:p>21.2713969601507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672270" calcext:value-type="float">
            <text:p>4672270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7378160" calcext:value-type="float">
            <text:p>37378160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11975360" calcext:value-type="float">
            <text:p>1119753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t</text:p>
          </table:table-cell>
          <table:table-cell table:number-columns-repeated="2" office:value-type="float" office:value="4096" calcext:value-type="float">
            <text:p>4096</text:p>
          </table:table-cell>
          <table:table-cell office:value-type="float" office:value="4664667" calcext:value-type="float">
            <text:p>4664667</text:p>
          </table:table-cell>
          <table:table-cell office:value-type="float" office:value="17300369" calcext:value-type="float">
            <text:p>17300369</text:p>
          </table:table-cell>
          <table:table-cell table:formula="of:=([.D40]/([.D40]+[.E40]))*100" office:value-type="float" office:value="21.236782857993" calcext:value-type="float">
            <text:p>21.236782857993</text:p>
          </table:table-cell>
          <table:table-cell office:value-type="float" office:value="17302711" calcext:value-type="float">
            <text:p>17302711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21965036" calcext:value-type="float">
            <text:p>21965036</text:p>
          </table:table-cell>
          <table:table-cell office:value-type="float" office:value="4664667" calcext:value-type="float">
            <text:p>4664667</text:p>
          </table:table-cell>
          <table:table-cell office:value-type="float" office:value="4662325" calcext:value-type="float">
            <text:p>4662325</text:p>
          </table:table-cell>
          <table:table-cell office:value-type="float" office:value="34605422" calcext:value-type="float">
            <text:p>34605422</text:p>
          </table:table-cell>
          <table:table-cell office:value-type="float" office:value="18649300" calcext:value-type="float">
            <text:p>18649300</text:p>
          </table:table-cell>
          <table:table-cell office:value-type="float" office:value="53254722" calcext:value-type="float">
            <text:p>53254722</text:p>
          </table:table-cell>
          <table:table-cell office:value-type="float" office:value="37317336" calcext:value-type="float">
            <text:p>37317336</text:p>
          </table:table-cell>
          <table:table-cell office:value-type="float" office:value="74597200" calcext:value-type="float">
            <text:p>74597200</text:p>
          </table:table-cell>
          <table:table-cell office:value-type="float" office:value="111914536" calcext:value-type="float">
            <text:p>111914536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21:35:09.8061161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4-15T21:45:10.017232467</dc:date>
    <meta:editing-duration>PT9H58M10S</meta:editing-duration>
    <meta:editing-cycles>9</meta:editing-cycles>
    <meta:generator>LibreOffice/6.4.2.2$Linux_X86_64 LibreOffice_project/40$Build-2</meta:generator>
    <meta:document-statistic meta:table-count="1" meta:cell-count="592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28cm" svg:height="6.908cm" xlink:href=".." xlink:type="simple" chart:class="chart:line" chart:style-name="ch1">
        <chart:title svg:x="0.183cm" svg:y="0.273cm" chart:style-name="ch2">
          <text:p>Impact of varying Block Size and Cache size with write back mode on the miss rate
                                        ( Arrays vertical access experiment)</text:p>
        </chart:title>
        <chart:legend chart:legend-position="end" svg:x="9.11cm" svg:y="2.408cm" style:legend-expansion="high" chart:style-name="ch3"/>
        <chart:plot-area chart:style-name="ch4" table:cell-range-address="output_file.S2:output_file.W6" chart:data-source-has-labels="both" svg:x="1.256cm" svg:y="1.342cm" svg:width="7.609cm" svg:height="4.447cm">
          <chartooo:coordinate-region svg:x="1.692cm" svg:y="1.541cm" svg:width="6.801cm" svg:height="3.601cm"/>
          <chart:axis chart:dimension="x" chart:name="primary-x" chart:style-name="ch5" chartooo:axis-type="auto">
            <chartooo:date-scale/>
            <chart:title svg:x="3.839cm" svg:y="5.927cm" chart:style-name="ch6">
              <text:p>Block Size (Bits)</text:p>
            </chart:title>
            <chart:categories table:cell-range-address="output_file.S3:output_file.S6"/>
          </chart:axis>
          <chart:axis chart:dimension="y" chart:name="primary-y" chart:style-name="ch5">
            <chart:title svg:x="0.451cm" svg:y="5.316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:output_file.T6" chart:label-cell-address="output_file.T2:output_file.T2" chart:class="chart:line">
            <chart:data-point chart:repeated="4"/>
          </chart:series>
          <chart:series chart:style-name="ch10" chart:values-cell-range-address="output_file.U3:output_file.U6" chart:label-cell-address="output_file.U2:output_file.U2" chart:class="chart:line">
            <chart:data-point chart:repeated="4"/>
          </chart:series>
          <chart:series chart:style-name="ch11" chart:values-cell-range-address="output_file.V3:output_file.V6" chart:label-cell-address="output_file.V2:output_file.V2" chart:class="chart:line">
            <chart:data-point chart:repeated="4"/>
          </chart:series>
          <chart:series chart:style-name="ch12" chart:values-cell-range-address="output_file.W3:output_file.W6" chart:label-cell-address="output_file.W2:output_file.W2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:output_file.T2</svg:desc>
                </draw:g>
              </table:table-cell>
              <table:table-cell office:value-type="string">
                <text:p>1024 Cache</text:p>
                <draw:g>
                  <svg:desc>output_file.U2:output_file.U2</svg:desc>
                </draw:g>
              </table:table-cell>
              <table:table-cell office:value-type="string">
                <text:p>2048 Cache</text:p>
                <draw:g>
                  <svg:desc>output_file.V2:output_file.V2</svg:desc>
                </draw:g>
              </table:table-cell>
              <table:table-cell office:value-type="string">
                <text:p>4096 Cache</text:p>
                <draw:g>
                  <svg:desc>output_file.W2:output_file.W2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:output_file.S6</svg:desc>
                </draw:g>
              </table:table-cell>
              <table:table-cell office:value-type="float" office:value="4.996112913">
                <text:p>4.996112913</text:p>
                <draw:g>
                  <svg:desc>output_file.T3:output_file.T6</svg:desc>
                </draw:g>
              </table:table-cell>
              <table:table-cell office:value-type="float" office:value="4.780961889">
                <text:p>4.780961889</text:p>
                <draw:g>
                  <svg:desc>output_file.U3:output_file.U6</svg:desc>
                </draw:g>
              </table:table-cell>
              <table:table-cell office:value-type="float" office:value="4.742050047">
                <text:p>4.742050047</text:p>
                <draw:g>
                  <svg:desc>output_file.V3:output_file.V6</svg:desc>
                </draw:g>
              </table:table-cell>
              <table:table-cell office:value-type="float" office:value="4.72384384">
                <text:p>4.72384384</text:p>
                <draw:g>
                  <svg:desc>output_file.W3:output_file.W6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4.909029059">
                <text:p>4.909029059</text:p>
              </table:table-cell>
              <table:table-cell office:value-type="float" office:value="4.791264626">
                <text:p>4.791264626</text:p>
              </table:table-cell>
              <table:table-cell office:value-type="float" office:value="4.766010855">
                <text:p>4.766010855</text:p>
              </table:table-cell>
              <table:table-cell office:value-type="float" office:value="4.749370773">
                <text:p>4.749370773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4.866566119">
                <text:p>4.866566119</text:p>
              </table:table-cell>
              <table:table-cell office:value-type="float" office:value="4.798767459">
                <text:p>4.798767459</text:p>
              </table:table-cell>
              <table:table-cell office:value-type="float" office:value="4.770495254">
                <text:p>4.770495254</text:p>
              </table:table-cell>
              <table:table-cell office:value-type="float" office:value="0.05051209568">
                <text:p>0.05051209568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4.84872868">
                <text:p>4.84872868</text:p>
              </table:table-cell>
              <table:table-cell office:value-type="float" office:value="4.793609262">
                <text:p>4.793609262</text:p>
              </table:table-cell>
              <table:table-cell office:value-type="float" office:value="0.04636914777">
                <text:p>0.04636914777</text:p>
              </table:table-cell>
              <table:table-cell office:value-type="float" office:value="0.01088548182">
                <text:p>0.010885481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9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28cm" svg:height="6.908cm" xlink:href=".." xlink:type="simple" chart:class="chart:line" chart:style-name="ch1">
        <chart:title svg:x="0.037cm" svg:y="0.273cm" chart:style-name="ch2">
          <text:p>Impact of varying Block Size and Cache size with write back through on the miss rate
                                        ( Arrays vertical access experiment)</text:p>
        </chart:title>
        <chart:legend chart:legend-position="end" svg:x="9.11cm" svg:y="2.408cm" style:legend-expansion="high" chart:style-name="ch3"/>
        <chart:plot-area chart:style-name="ch4" table:cell-range-address="output_file.S29:output_file.W33" chart:data-source-has-labels="both" svg:x="1.256cm" svg:y="1.342cm" svg:width="7.609cm" svg:height="4.447cm">
          <chartooo:coordinate-region svg:x="1.877cm" svg:y="1.541cm" svg:width="6.616cm" svg:height="3.601cm"/>
          <chart:axis chart:dimension="x" chart:name="primary-x" chart:style-name="ch5" chartooo:axis-type="auto">
            <chartooo:date-scale/>
            <chart:title svg:x="3.839cm" svg:y="5.927cm" chart:style-name="ch6">
              <text:p>Block Size (Bits)</text:p>
            </chart:title>
            <chart:categories table:cell-range-address="output_file.S30:output_file.S33"/>
          </chart:axis>
          <chart:axis chart:dimension="y" chart:name="primary-y" chart:style-name="ch5">
            <chart:title svg:x="0.451cm" svg:y="5.316cm" chart:style-name="ch7">
              <text:p>Miss Rate (Percentage)</text:p>
            </chart:title>
            <chart:grid chart:style-name="ch8" chart:class="major"/>
          </chart:axis>
          <chart:series chart:style-name="ch9" chart:values-cell-range-address="output_file.T30:output_file.T33" chart:label-cell-address="output_file.T29:output_file.T29" chart:class="chart:line">
            <chart:data-point chart:repeated="4"/>
          </chart:series>
          <chart:series chart:style-name="ch10" chart:values-cell-range-address="output_file.U30:output_file.U33" chart:label-cell-address="output_file.U29:output_file.U29" chart:class="chart:line">
            <chart:data-point chart:repeated="4"/>
          </chart:series>
          <chart:series chart:style-name="ch11" chart:values-cell-range-address="output_file.V30:output_file.V33" chart:label-cell-address="output_file.V29:output_file.V29" chart:class="chart:line">
            <chart:data-point chart:repeated="4"/>
          </chart:series>
          <chart:series chart:style-name="ch12" chart:values-cell-range-address="output_file.W30:output_file.W33" chart:label-cell-address="output_file.W29:output_file.W29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12 Cache</text:p>
                <draw:g>
                  <svg:desc>output_file.T29:output_file.T29</svg:desc>
                </draw:g>
              </table:table-cell>
              <table:table-cell office:value-type="string">
                <text:p>1024 Cache</text:p>
                <draw:g>
                  <svg:desc>output_file.U29:output_file.U29</svg:desc>
                </draw:g>
              </table:table-cell>
              <table:table-cell office:value-type="string">
                <text:p>2048 Cache</text:p>
                <draw:g>
                  <svg:desc>output_file.V29:output_file.V29</svg:desc>
                </draw:g>
              </table:table-cell>
              <table:table-cell office:value-type="string">
                <text:p>4096 Cache</text:p>
                <draw:g>
                  <svg:desc>output_file.W29:output_file.W29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2</text:p>
                <draw:g>
                  <svg:desc>output_file.S30:output_file.S33</svg:desc>
                </draw:g>
              </table:table-cell>
              <table:table-cell office:value-type="float" office:value="26.1273371">
                <text:p>26.1273371</text:p>
                <draw:g>
                  <svg:desc>output_file.T30:output_file.T33</svg:desc>
                </draw:g>
              </table:table-cell>
              <table:table-cell office:value-type="float" office:value="25.92346764">
                <text:p>25.92346764</text:p>
                <draw:g>
                  <svg:desc>output_file.U30:output_file.U33</svg:desc>
                </draw:g>
              </table:table-cell>
              <table:table-cell office:value-type="float" office:value="25.88974131">
                <text:p>25.88974131</text:p>
                <draw:g>
                  <svg:desc>output_file.V30:output_file.V33</svg:desc>
                </draw:g>
              </table:table-cell>
              <table:table-cell office:value-type="float" office:value="25.87396169">
                <text:p>25.87396169</text:p>
                <draw:g>
                  <svg:desc>output_file.W30:output_file.W33</svg:desc>
                </draw:g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26.07872348">
                <text:p>26.07872348</text:p>
              </table:table-cell>
              <table:table-cell office:value-type="float" office:value="25.97089757">
                <text:p>25.97089757</text:p>
              </table:table-cell>
              <table:table-cell office:value-type="float" office:value="25.95041501">
                <text:p>25.95041501</text:p>
              </table:table-cell>
              <table:table-cell office:value-type="float" office:value="25.93737611">
                <text:p>25.93737611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26.05501307">
                <text:p>26.05501307</text:p>
              </table:table-cell>
              <table:table-cell office:value-type="float" office:value="25.99663848">
                <text:p>25.99663848</text:p>
              </table:table-cell>
              <table:table-cell office:value-type="float" office:value="25.97558228">
                <text:p>25.97558228</text:p>
              </table:table-cell>
              <table:table-cell office:value-type="float" office:value="21.27139696">
                <text:p>21.2713969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26.04637206">
                <text:p>26.04637206</text:p>
              </table:table-cell>
              <table:table-cell office:value-type="float" office:value="26.00359043">
                <text:p>26.00359043</text:p>
              </table:table-cell>
              <table:table-cell office:value-type="float" office:value="21.27078235">
                <text:p>21.27078235</text:p>
              </table:table-cell>
              <table:table-cell office:value-type="float" office:value="21.23678286">
                <text:p>21.23678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2.2$Linux_X86_64 LibreOffice_project/4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